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ce181e" style:font-name="Traveling _Typewriter"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color="#81d41a" style:font-name="Traveling _Typewriter" fo:font-size="15pt" fo:background-color="transparen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4">Empire Russe</text:p>
          </table:table-cell>
          <table:table-cell table:style-name="Tableau1.A2" office:value-type="string">
            <text:p text:style-name="P14">Cosaque</text:p>
          </table:table-cell>
          <table:table-cell table:style-name="Tableau1.D2" table:number-rows-spanned="2" office:value-type="string">
            <text:p text:style-name="P14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11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15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11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4">Apartheid</text:p>
          </table:table-cell>
          <table:table-cell table:style-name="Tableau1.A2" office:value-type="string">
            <text:p text:style-name="P14">Mandela</text:p>
          </table:table-cell>
          <table:table-cell table:style-name="Tableau1.D2" table:number-rows-spanned="2" office:value-type="string">
            <text:p text:style-name="P14">Barricad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4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11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1">Janissaire</text:p>
          </table:table-cell>
          <table:table-cell table:style-name="Tableau1.D2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<text:soft-page-break/>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11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11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11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meta:creation-date>2019-11-11T19:07:53.215724419</meta:creation-date>
    <meta:editing-cycles>11</meta:editing-cycles>
    <meta:editing-duration>PT4H27M1S</meta:editing-duration>
    <dc:date>2019-11-18T16:02:57.622113189</dc:date>
    <meta:document-statistic meta:table-count="1" meta:image-count="0" meta:object-count="0" meta:page-count="5" meta:paragraph-count="250" meta:word-count="399" meta:character-count="2701" meta:non-whitespace-character-count="2552"/>
    <meta:user-defined meta:name="Info 1"/>
    <meta:user-defined meta:name="Info 2"/>
    <meta:user-defined meta:name="Info 3"/>
    <meta:user-defined meta:name="Info 4"/>
  </office:meta>
</office:document-meta>
</file>